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courier new', monospace"/>
    <style:font-face style:name="Droid Sans Mono" svg:font-family="'Droid Sans Mono', monospace, 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7140" officeooo:paragraph-rsid="000b7140"/>
    </style:style>
    <style:style style:name="P2" style:family="paragraph" style:parent-style-name="Standard">
      <style:text-properties officeooo:rsid="000b7140" officeooo:paragraph-rsid="000b7140" fo:background-color="#fff200"/>
    </style:style>
    <style:style style:name="P3" style:family="paragraph" style:parent-style-name="Standard">
      <style:text-properties officeooo:paragraph-rsid="000cbf2c" fo:background-color="#fff200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background-color="transparent"/>
    </style:style>
    <style:style style:name="P6" style:family="paragraph" style:parent-style-name="Standard">
      <style:text-properties officeooo:rsid="000cbf2c" officeooo:paragraph-rsid="000cbf2c" fo:background-color="transparent"/>
    </style:style>
    <style:style style:name="P7" style:family="paragraph" style:parent-style-name="Standard">
      <style:text-properties officeooo:rsid="000b7140" officeooo:paragraph-rsid="000b7140" fo:background-color="transparent"/>
    </style:style>
    <style:style style:name="P8" style:family="paragraph" style:parent-style-name="Standard">
      <style:paragraph-properties style:line-height-at-least="0.503cm"/>
      <style:text-properties fo:color="#ce181e" style:font-name="Droid Sans Mono" fo:font-size="10.5pt" fo:font-weight="normal" officeooo:rsid="000ea2ad" officeooo:paragraph-rsid="000ea2ad" fo:background-color="transparent"/>
    </style:style>
    <style:style style:name="P9" style:family="paragraph" style:parent-style-name="Standard">
      <style:paragraph-properties style:line-height-at-least="0.503cm"/>
      <style:text-properties fo:color="#ce181e" style:font-name="Droid Sans Mono" fo:font-size="10.5pt" fo:font-weight="normal" officeooo:rsid="000fffcc" officeooo:paragraph-rsid="000fffcc" fo:background-color="transparent"/>
    </style:style>
    <style:style style:name="T1" style:family="text">
      <style:text-properties fo:color="#569cd6" style:font-name="Droid Sans Mono" fo:font-size="10.5pt" fo:font-weight="normal" fo:background-color="transparent" loext:char-shading-value="0"/>
    </style:style>
    <style:style style:name="T2" style:family="text">
      <style:text-properties fo:color="#d4d4d4" style:font-name="Droid Sans Mono" fo:font-size="10.5pt" fo:font-weight="normal" fo:background-color="transparent" loext:char-shading-value="0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7ba7d"/>
    </style:style>
    <style:style style:name="T6" style:family="text">
      <style:text-properties fo:color="#b5cea8"/>
    </style:style>
    <style:style style:name="T7" style:family="text">
      <style:text-properties officeooo:rsid="000cbf2c" fo:background-color="transparent" loext:char-shading-value="0"/>
    </style:style>
    <style:style style:name="T8" style:family="text">
      <style:text-properties fo:font-variant="normal" fo:text-transform="none" fo:color="#000000" style:font-name="Verdana" fo:font-size="11.25pt" fo:letter-spacing="normal" fo:font-style="normal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dc143c" style:font-name="Consolas" fo:font-size="11.25pt" fo:letter-spacing="normal" fo:font-style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Responsive Web Design:</text:p>
      <text:p text:style-name="P1"/>
      <text:p text:style-name="P1">Meta Viewport: Used to scale down webpages for easier compatibility for all devices.</text:p>
      <text:p text:style-name="P1"/>
      <text:p text:style-name="P2">&lt;meta name=”viewport” content=”width=device-width , initial-scale=1.0”&gt;</text:p>
      <text:p text:style-name="P2"/>
      <text:p text:style-name="P3"><text:span text:style-name="T7">Example of CSS file: </text:span><text:span text:style-name="T1">*</text:span><text:span text:style-name="T2">{</text:span></text:p>
      <text:p text:style-name="P4"><text:span text:style-name="T3">box-sizing</text:span>: <text:span text:style-name="T4">border-box</text:span>;</text:p>
      <text:p text:style-name="P4">}</text:p>
      <text:p text:style-name="P5"/>
      <text:p text:style-name="P4"><text:span text:style-name="T5">p</text:span> {</text:p>
      <text:p text:style-name="P4"><text:span text:style-name="T3">width</text:span>: <text:span text:style-name="T6">25%</text:span>;</text:p>
      <text:p text:style-name="P4"><text:span text:style-name="T3">float</text:span>: <text:span text:style-name="T4">left</text:span>;</text:p>
      <text:p text:style-name="P4">}</text:p>
      <text:p text:style-name="P5"/>
      <text:p text:style-name="P4"><text:span text:style-name="T5">.main</text:span>{</text:p>
      <text:p text:style-name="P4"><text:span text:style-name="T3">border</text:span>: <text:span text:style-name="T6">1px</text:span> <text:span text:style-name="T4">red</text:span> <text:span text:style-name="T4">solid</text:span>;</text:p>
      <text:p text:style-name="P4"><text:span text:style-name="T3">padding</text:span>: <text:span text:style-name="T6">15px</text:span>;</text:p>
      <text:p text:style-name="P4"><text:span text:style-name="T3">width</text:span>: <text:span text:style-name="T6">15%</text:span>;</text:p>
      <text:p text:style-name="P4"><text:span text:style-name="T3">float</text:span>: <text:span text:style-name="T4">left</text:span>;</text:p>
      <text:p text:style-name="P4">}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>Media Queries:</text:p>
      <text:p text:style-name="P8"/>
      <text:p text:style-name="P8"><text:span text:style-name="T8">It uses the </text:span><text:span text:style-name="Source_20_Text"><text:span text:style-name="T10">@media</text:span></text:span><text:span text:style-name="T9"> </text:span><text:span text:style-name="T8">rule to include a block of CSS properties only if a certain condition is true.</text:span></text:p>
      <text:p text:style-name="P8"><text:span text:style-name="T8"/></text:p>
      <text:p text:style-name="P9"><text:span text:style-name="T8">Bootsrap:</text:span></text:p>
      <text:p text:style-name="P9"><text:span text:style-name="T8"/></text:p>
      <text:p text:style-name="P9"><text:a xlink:type="simple" xlink:href="https://www.w3schools.com/bootstrap/bootstrap_typography.asp" text:style-name="Internet_20_link" text:visited-style-name="Visited_20_Internet_20_Link"><text:span text:style-name="T8">https://www.w3schools.com/bootstrap/bootstrap_typography.asp</text:span></text:a></text:p>
      <text:p text:style-name="P9"><text:span text:style-name="T8"/></text:p>
      <text:p text:style-name="P9"><text:span text:style-name="T8">Use .container to modify the text based on the properties of the container chosen, like <text:s/>class container-fluid….. Which takes up the full width of the spot where the text is writen.</text:span></text:p>
      <text:p text:style-name="P9"><text:span text:style-name="T8"/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courier new', monospace"/>
    <style:font-face style:name="Droid Sans Mono" svg:font-family="'Droid Sans Mono', monospace, 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09:46:44.903865399</meta:creation-date>
    <dc:date>2023-01-02T04:12:16.751519342</dc:date>
    <meta:editing-duration>P2DT19H40M30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21" meta:word-count="103" meta:character-count="683" meta:non-whitespace-character-count="600"/>
  </office:meta>
</office:document-meta>
</file>